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MS UI Gothic" svg:font-family="'MS UI Gothic'" style:font-family-generic="system" style:font-pitch="variable"/>
    <style:font-face style:name="OpenSymbol" svg:font-family="OpenSymbol" style:font-charset="x-symbol"/>
  </office:font-face-decls>
  <office:automatic-styles>
    <style:style style:name="P1" style:family="paragraph" style:parent-style-name="Standard" style:list-style-name="L1">
      <style:text-properties officeooo:rsid="0016dbd1" officeooo:paragraph-rsid="0016dbd1"/>
    </style:style>
    <style:style style:name="P2" style:family="paragraph" style:parent-style-name="Standard" style:list-style-name="L1"/>
    <style:style style:name="P3" style:family="paragraph" style:parent-style-name="Standard" style:list-style-name="L1">
      <style:text-properties officeooo:paragraph-rsid="0016dbd1"/>
    </style:style>
    <style:style style:name="P4" style:family="paragraph" style:parent-style-name="Standard" style:list-style-name="L1">
      <style:text-properties officeooo:rsid="00174fbe" officeooo:paragraph-rsid="00174fbe"/>
    </style:style>
    <style:style style:name="T1" style:family="text">
      <style:text-properties officeooo:rsid="0016dbd1"/>
    </style:style>
    <style:style style:name="T2" style:family="text">
      <style:text-properties officeooo:rsid="00191cb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Belagerung - Zufallsereignisse</text:h>
      <text:list xml:id="list540965252" text:style-name="L1">
        <text:list-item>
          <text:p text:style-name="P2">Die Helden entdecken nachts nahe ihres Lagerplatzes eine Person, die sich mit zwielichtigem Ziel (Spionage, Sabotage, Nachrichten aus der Burg, dem Schlüssel zum Keuschheutsgürte<text:span text:style-name="T1">l </text:span>...) zwischen den Zelten bewegt.</text:p>
        </text:list-item>
        <text:list-item>
          <text:p text:style-name="P2">Stallknecht Alrik braucht Hilfe bei der Beschaffung eines Liebestranks um die Bäckersmagd Alrik in sein Schlafsack zu locken (für Hexen in der Runde ;)</text:p>
        </text:list-item>
        <text:list-item>
          <text:p text:style-name="P2">Ein zugereister junger Ritter aus dem MR hat einen ältlichen Adigen aus Andergast beleidigt, dieser sucht nun, auf Grund seiner Standesdünkel (eigentlich seines Alers wegen, aber das würde er nie zugeben) sucht er nun einen Recken, der ihn im rondrianischen Zweikampf vertritt.</text:p>
        </text:list-item>
        <text:list-item>
          <text:p text:style-name="P2">Der Alchemist Alrigio will einen Trank schaffen, der einem Recken ein lautloses Eindringen in die Burg ermöglichen soll, dafür braucht er aber die Schuppe eines Baumdrachen, zufällig soll eine halbe Tagesreise von hier einer sein Nest auf einer alten Eiche auf einer steilen Fels haben.</text:p>
        </text:list-item>
        <text:list-item>
          <text:p text:style-name="P2">Eine gutaussehende/wohlhabende Kriegerin unter den Helden wird von einem jungen Mann in eleganter Kleidung umgarnt, am nächsten Morgen fehlt ihr teures Schwert und von dem Herrn ist keine Spur zu finden.</text:p>
        </text:list-item>
        <text:list-item>
          <text:p text:style-name="P3">Ein alter Turm, etwa eine halbe Meile von der Burg entfernt hat angeblich einen Zugang zu dieser, nur traut sich keiner dort hinein, es heißt, dort habe ein Magier gewohnt und nachts höre man die gequälten Seelen dort umgehen.</text:p>
        </text:list-item>
        <text:list-item>
          <text:p text:style-name="P3">Der Anführer der Belagerung hat, im Angesicht des Sturmes auf die Burg, eine Belohnung für den ausgesetzt, der ihm die Flagge vom Bergfried zu Füßen legt, er hat jedoch nicht gesagt, dass die Burg dazu erobert sein muss…</text:p>
        </text:list-item>
        <text:list-item>
          <text:p text:style-name="P1">Vergifteter Brunnen, <text:span text:style-name="T2">Pferde sterben =&gt; Ghul im Brunnen?</text:span></text:p>
        </text:list-item>
        <text:list-item>
          <text:p text:style-name="P1">Rattenplage im Lieblingsschankhaus</text:p>
        </text:list-item>
        <text:list-item>
          <text:p text:style-name="P4">Koch stirbt =&gt; Truppenmoral sinkt</text:p>
        </text:list-item>
        <text:list-item>
          <text:p text:style-name="P4">Wettkampf zwischen zwei Kompanien</text:p>
        </text:list-item>
        <text:list-item>
          <text:p text:style-name="P4">Aufstand der Bürger, weil sie Hunger und Angst haben</text:p>
          <text:p text:style-name="P4"/>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MS UI Gothic" svg:font-family="'MS UI Gothi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MS UI Gothic"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MS UI Gothic"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0T14:56:37.387000000</meta:creation-date>
    <dc:date>2022-02-20T15:02:32.896000000</dc:date>
    <meta:editing-duration>PT5M55S</meta:editing-duration>
    <meta:editing-cycles>3</meta:editing-cycles>
    <meta:generator>LibreOffice/7.2.2.2$Windows_X86_64 LibreOffice_project/02b2acce88a210515b4a5bb2e46cbfb63fe97d56</meta:generator>
    <meta:document-statistic meta:table-count="0" meta:image-count="0" meta:object-count="0" meta:page-count="1" meta:paragraph-count="14" meta:word-count="293" meta:character-count="1825" meta:non-whitespace-character-count="1558"/>
  </office:meta>
</office:document-meta>
</file>